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9fb92" officeooo:paragraph-rsid="0019fb92"/>
    </style:style>
    <style:style style:name="P2" style:family="paragraph" style:parent-style-name="Standard">
      <style:paragraph-properties fo:text-align="start" style:justify-single-word="false"/>
      <style:text-properties officeooo:rsid="0019fb92" officeooo:paragraph-rsid="0019fb9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LP using ANN</text:p>
      <text:p text:style-name="P1">Omuk Khan, Another Choudhury</text:p>
      <text:p text:style-name="P1">Some University, Another University</text:p>
      <text:p text:style-name="P1"/>
      <text:p text:style-name="P2">Abstract: This work demonstrates a paper published by someone else that is to be reviewed…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6-23T08:27:14.015000000</meta:creation-date>
    <meta:editing-duration>P0D</meta:editing-duration>
    <meta:editing-cycles>1</meta:editing-cycles>
    <meta:document-statistic meta:table-count="0" meta:image-count="0" meta:object-count="0" meta:page-count="1" meta:paragraph-count="4" meta:word-count="26" meta:character-count="167" meta:non-whitespace-character-count="145"/>
    <meta:generator>LibreOffice/7.5.1.2$Windows_X86_64 LibreOffice_project/fcbaee479e84c6cd81291587d2ee68cba099e129</meta:generator>
  </office:meta>
</office:document-meta>
</file>